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442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4.44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Log generated on :Wed Jan 18 15:29:47 2017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Car name is : ES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02.878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04.07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05.199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05.33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05.75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05.86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07.714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07.73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07.822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08.38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08.45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09.07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09.07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09.64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09.66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10.07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10.24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10.42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10.74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11.04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11.56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11.75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11.91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12.26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12.56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12.720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12.88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13.01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13.25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13.83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13.98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14.47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14.49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14.81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14.93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15.79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16.438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16.72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16.87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17.03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17.20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17.55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17.69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18.62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18.76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19.23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19.42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19.81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19.83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20.060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20.19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20.45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20.60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20.72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20.90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20.980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21.17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21.532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21.58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21.78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21.80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22.05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22.252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22.52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22.82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23.01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23.11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23.48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23.56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23.82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23.903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24.82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25.072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25.56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25.802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27.23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27.352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27.72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27.78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28.14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28.300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28.45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28.642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28.968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29.16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29.578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29.700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29.98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30.28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30.44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30.530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30.71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30.82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30.94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31.26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31.43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31.66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31.86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32.01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32.11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32.14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32.22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32.88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32.92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33.03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33.09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33.19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33.30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33.51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33.74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33.82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35.60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35.62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37.92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38.03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38.60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38.60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38.78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38.90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39.27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39.33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40.40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40.84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40.96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41.10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41.363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41.47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41.72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42.049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42.95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43.11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43.85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43.93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44.66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44.719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45.563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45.928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46.11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46.29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46.421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46.79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47.04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47.14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47.39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47.509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47.76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47.89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49.849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50.12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50.45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50.67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50.72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50.82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51.20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51.363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51.51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51.60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51.908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52.085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52.112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52.96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53.04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54.02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54.222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54.250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55.25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55.37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55.81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55.95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56.24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56.38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56.498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57.02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57.75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58.07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58.25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58.309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58.90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0:59.068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0:59.49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00.13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00.16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00.46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00.46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00.60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00.98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04.72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04.96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05.073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05.96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06.382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06.40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06.732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07.559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08.059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08.26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08.402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08.53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08.81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09.096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11.46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11.49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11.61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12.41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12.77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13.02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13.17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13.51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13.81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13.94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14.14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14.32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14.35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14.503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14.55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14.68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14.79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15.00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15.03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15.50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15.61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15.89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16.29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16.44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16.59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17.14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17.33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17.64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17.90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18.23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18.472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18.88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18.99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19.41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19.58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20.00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20.129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21.17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21.30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22.313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22.42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23.53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23.60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24.44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24.52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25.13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25.23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25.588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25.96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26.81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26.913</text:p>
          </table:table-cell>
        </table:table-row>
        <table:table-row table:style-name="ro1">
          <table:table-cell office:value-type="string" calcext:value-type="string">
            <text:p>lap 1</text:p>
          </table:table-cell>
          <table:table-cell table:style-name="ce1" office:value-type="string" calcext:value-type="string">
            <text:p>15:31:27.484</text:p>
          </table:table-cell>
          <table:table-cell table:style-name="Default" office:value-type="string" calcext:value-type="string">
            <text:p>--------------------------------------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28.10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28.13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28.57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28.71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29.36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29.46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30.160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30.26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31.262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31.26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32.64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32.82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33.172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33.39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34.24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34.35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34.70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35.25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35.41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35.43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35.80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35.90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36.320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36.548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36.89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37.11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37.682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37.75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39.02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39.12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39.57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39.62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40.08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40.35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40.53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40.67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40.890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41.06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41.37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41.48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41.97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42.05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42.27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42.69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43.28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43.499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43.86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44.102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44.22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45.66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45.768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46.03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46.22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46.50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46.98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47.17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47.46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47.51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47.95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48.01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48.56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48.67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48.87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49.09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49.32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49.560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49.79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49.94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50.09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50.32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50.40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50.61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50.87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50.87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51.30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51.51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51.73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51.970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52.07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52.42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52.488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52.668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53.11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53.17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53.23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53.40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53.768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53.85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54.242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54.46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54.61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54.93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55.18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55.39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55.69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55.69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55.85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56.066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56.71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57.09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57.24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57.62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57.725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58.08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58.11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58.19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58.35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58.459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1:58.64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1:59.17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00.36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00.44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00.88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01.10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01.585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01.649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01.71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01.923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02.15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02.29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02.40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02.59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02.623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03.07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03.13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03.25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04.10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04.15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04.42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04.508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04.73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04.85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05.349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05.72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06.00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06.164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06.34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06.44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06.527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07.48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07.56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07.70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07.92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08.183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08.52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08.583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08.82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08.92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09.24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09.24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09.553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09.66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10.060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10.26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10.99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11.169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11.31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11.445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12.80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13.01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13.06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13.33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13.431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13.52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13.71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13.85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14.09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14.30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14.85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14.90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15.123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15.26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15.58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15.74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15.922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16.008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16.29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16.382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16.62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16.67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16.89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17.02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17.07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17.27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17.43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17.43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17.65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17.88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17.95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18.12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19.10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19.10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19.59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19.77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19.89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20.22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20.479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20.68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20.86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20.939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21.01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21.19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21.273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22.70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22.76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22.84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23.30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23.40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23.57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23.723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24.61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24.689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24.87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25.05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26.37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26.59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26.77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26.89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27.08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27.14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27.81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28.13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28.34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28.49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28.90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29.25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29.548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29.71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30.120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30.232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30.40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30.56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31.59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31.89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32.07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32.128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32.41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32.44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32.50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33.38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33.450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33.973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34.16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34.19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34.74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34.85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35.08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35.21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35.40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35.71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36.53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37.00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37.31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37.497</text:p>
          </table:table-cell>
        </table:table-row>
        <table:table-row table:style-name="ro1">
          <table:table-cell office:value-type="string" calcext:value-type="string">
            <text:p>lap 2</text:p>
          </table:table-cell>
          <table:table-cell table:style-name="ce1" office:value-type="string" calcext:value-type="string">
            <text:p>15:32:37.689</text:p>
          </table:table-cell>
          <table:table-cell table:style-name="Default" office:value-type="string" calcext:value-type="string">
            <text:p>--------------------------------------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38.06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38.142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38.37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38.49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38.92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39.05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39.32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39.53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39.82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40.070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40.31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40.42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40.57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40.67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41.13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41.438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41.57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41.71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41.902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41.93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42.06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42.21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42.40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42.43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42.88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43.19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43.952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44.10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44.30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44.42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44.89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45.003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45.64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45.82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46.30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46.30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46.75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46.903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46.95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47.18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47.406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47.59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47.868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47.99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48.54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48.56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49.08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49.21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49.65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49.73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49.91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50.21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50.498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50.55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50.66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50.77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51.34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51.56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51.96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52.29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52.58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53.04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53.22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53.33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53.75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53.932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54.09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54.158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54.332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55.50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55.549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55.72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56.16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56.50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57.13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57.318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57.53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57.72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57.92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58.04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58.23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58.23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58.43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58.59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58.76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59.07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2:59.83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2:59.882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00.54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00.77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00.954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01.03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01.060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01.50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01.792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02.01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02.30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02.33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02.44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02.49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02.92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03.108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03.38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03.63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03.77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03.93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04.06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04.30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04.48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04.61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04.94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04.999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05.35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05.45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06.079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06.188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06.550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06.63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07.51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07.618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08.11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08.19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09.17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09.26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09.96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10.02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10.24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10.35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10.67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10.72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11.07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11.19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11.619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12.00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12.12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12.26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12.35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12.46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12.61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12.642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12.92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13.26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13.38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13.50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13.61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14.423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14.78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14.958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15.318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15.77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16.04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16.13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16.28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16.66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16.77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16.94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17.13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17.30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17.35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17.72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18.20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18.383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18.77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18.93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19.07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19.264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19.292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19.403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19.40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19.569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19.90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20.29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20.71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20.906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20.932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21.42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21.661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21.71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21.88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21.99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22.21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22.51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22.703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22.96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23.26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23.37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23.78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24.01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24.75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24.83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25.02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25.205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25.38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25.61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25.80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26.047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26.129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26.209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26.45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26.58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26.97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27.05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27.46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27.72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28.16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28.34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29.42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29.51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29.73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29.82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30.12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30.14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30.25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30.43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31.013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31.040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31.420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31.553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31.60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32.13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32.913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32.93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33.44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33.56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34.01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34.454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34.45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34.683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34.98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35.21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35.34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36.093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36.16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36.443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36.58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37.07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37.19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37.462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37.53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37.53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38.22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38.33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38.79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38.96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39.38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39.65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39.883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40.26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40.45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40.45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40.840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41.38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42.17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42.49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42.909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43.16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43.543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43.80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44.09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44.17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44.32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44.72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45.06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45.18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45.37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46.04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46.17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46.50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46.878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46.98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47.73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47.90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48.10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48.334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49.02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49.180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49.36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49.61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49.744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50.33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51.07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51.244</text:p>
          </table:table-cell>
        </table:table-row>
        <table:table-row table:style-name="ro1">
          <table:table-cell office:value-type="string" calcext:value-type="string">
            <text:p>lap 3</text:p>
          </table:table-cell>
          <table:table-cell table:style-name="ce1" office:value-type="string" calcext:value-type="string">
            <text:p>15:33:53.932</text:p>
          </table:table-cell>
          <table:table-cell table:style-name="Default" office:value-type="string" calcext:value-type="string">
            <text:p>--------------------------------------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55.589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55.68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56.07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56.15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56.478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56.58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57.60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57.60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57.82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3:58.57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3:59.79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00.11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00.68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03.10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03.19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03.22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03.64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03.97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04.17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04.48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04.539</text:p>
          </table:table-cell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04.54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05.156</text:p>
          </table:table-cell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05.182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05.209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06.472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07.42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08.74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09.05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09.19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09.51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09.66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09.92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10.13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10.37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10.60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10.90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11.08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11.758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11.88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12.612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12.68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13.04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13.19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13.460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13.538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13.722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13.77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14.99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15.12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15.57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15.70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16.19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16.28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16.59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16.76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17.03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17.14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17.46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17.51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17.65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17.92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18.13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18.690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18.80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19.150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20.14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20.649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20.79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20.79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21.13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21.31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22.22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22.470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23.32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23.37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23.47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23.632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23.90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24.02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24.29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24.36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24.74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25.13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25.37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25.39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26.502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26.850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27.322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27.533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27.66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27.79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28.04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28.21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32.18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32.293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32.74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32.85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35.87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35.87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36.03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36.29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36.45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36.53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37.26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37.319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37.55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37.69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38.193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38.31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38.59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38.618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39.33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39.49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39.68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39.87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40.328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40.328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40.71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40.74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40.998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41.225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41.432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41.606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41.86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41.89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41.945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42.170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42.198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42.39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42.63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42.892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43.11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43.223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43.38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43.524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43.932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44.313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44.96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45.04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45.61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46.10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46.249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46.50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46.64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46.81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46.95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46.98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47.12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47.40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47.74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47.98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48.31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48.46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48.65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48.903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49.02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49.29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49.78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49.88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50.32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50.486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50.76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50.838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50.94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51.09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52.080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52.18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52.60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52.89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53.52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53.76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54.82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55.00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55.20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55.38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55.60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55.73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55.88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56.03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56.349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56.37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56.53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56.91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57.10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57.218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57.63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57.769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57.84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58.03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58.622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58.75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58.86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59.27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59.55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59.69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4:59.79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4:59.95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00.110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00.329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00.47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01.18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01.30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01.500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01.669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01.953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02.00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02.15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02.353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02.66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02.98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03.03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03.59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03.72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04.42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04.47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04.66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04.74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04.919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05.28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05.43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05.889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05.97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06.094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06.46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06.679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06.92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06.982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07.338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07.498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07.57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07.77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07.99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08.105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08.26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08.32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08.51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09.18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09.29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09.44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09.570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09.74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10.16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10.28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10.463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10.70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11.16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11.33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12.34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12.51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12.71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12.84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13.648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13.770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14.060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14.232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14.72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14.80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14.99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15.18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15.30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15.492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15.714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15.740</text:p>
          </table:table-cell>
        </table:table-row>
        <table:table-row table:style-name="ro1">
          <table:table-cell office:value-type="string" calcext:value-type="string">
            <text:p>lap 4</text:p>
          </table:table-cell>
          <table:table-cell table:style-name="ce1" office:value-type="string" calcext:value-type="string">
            <text:p>15:35:15.828</text:p>
          </table:table-cell>
          <table:table-cell table:style-name="Default" office:value-type="string" calcext:value-type="string">
            <text:p>--------------------------------------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16.06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16.31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16.53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16.860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17.380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17.48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17.708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18.17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18.27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18.64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18.77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18.80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18.91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19.04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19.06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19.30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19.568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20.18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20.483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20.61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20.72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20.92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22.03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22.14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22.26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22.533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22.75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22.89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23.16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23.39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23.59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23.87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24.07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24.18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24.48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24.77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25.14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25.27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26.15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26.26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26.60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26.65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27.30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27.43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27.55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27.77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27.89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27.92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28.62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28.83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29.17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29.533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29.78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30.21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30.46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30.678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30.930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31.012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31.42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31.96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32.013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32.359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32.43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32.669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32.77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32.985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33.009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33.112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34.66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34.69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34.86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34.89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35.54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35.58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35.769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35.90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36.158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36.30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36.94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37.08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37.242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37.42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37.588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37.75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37.78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37.91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38.02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38.05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38.14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38.319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38.46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38.55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38.71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38.91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38.99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39.11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39.24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39.41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39.61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39.888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40.090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40.36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40.49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40.630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40.71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40.76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40.95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41.03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41.08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41.16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41.31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41.48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41.58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41.682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41.78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42.22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42.712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42.739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42.87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43.00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43.00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43.18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43.29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43.432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43.46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43.912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44.118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44.16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44.37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44.623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44.82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45.06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45.11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45.25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45.33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45.52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45.65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45.759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45.84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46.198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46.22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46.37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47.02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47.24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47.37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47.459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47.87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47.87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48.11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48.263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48.323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48.50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48.62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48.68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48.74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49.06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49.98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50.10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50.90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51.278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51.53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52.25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52.388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52.41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52.57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53.05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53.20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53.638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53.76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54.380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54.38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54.660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54.83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54.97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55.28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55.39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55.690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55.98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56.29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56.422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56.750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56.96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57.21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57.35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57.43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57.798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58.33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58.51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58.70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58.963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59.14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59.36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5:59.69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5:59.86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6:00.13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6:00.28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6:00.779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6:00.91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6:01.50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6:01.743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6:02.04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6:02.20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6:02.51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6:02.62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6:02.890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6:03.04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6:03.093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6:03.427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6:03.56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6:03.59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6:03.73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6:03.888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6:04.09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6:04.21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6:04.798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6:04.94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6:06.07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6:06.25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6:06.80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6:07.04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6:07.128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6:07.31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6:07.582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6:07.81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6:07.97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6:08.27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6:08.77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6:08.849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6:09.20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6:09.51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6:09.679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6:09.922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6:09.97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6:10.178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6:10.359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6:10.62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6:10.82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6:11.035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6:11.358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6:11.41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6:11.494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6:13.39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6:14.30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6:14.44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6:14.76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6:14.94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6:15.12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6:15.280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6:15.35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6:15.592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6:15.78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6:16.018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6:16.42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6:16.75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6:17.40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6:17.723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6:17.95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6:18.01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6:18.13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6:18.31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6:18.48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6:18.59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6:18.71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6:18.93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6:19.39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6:19.430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6:19.622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6:20.06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6:20.734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6:20.79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6:20.82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6:21.208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6:21.393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6:21.542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6:21.845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6:22.296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6:22.429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6:23.176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6:23.54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6:23.71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6:24.05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6:24.207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6:24.64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6:24.998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6:26.25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6:26.382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6:27.27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6:27.332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6:27.36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6:28.362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6:28.67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6:28.92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6:29.108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15:36:29.715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PRESSED</text:p>
          </table:table-cell>
          <table:table-cell office:value-type="string" calcext:value-type="string">
            <text:p>15:36:30.035</text:p>
          </table:table-cell>
        </table:table-row>
        <table:table-row table:style-name="ro1">
          <table:table-cell office:value-type="string" calcext:value-type="string">
            <text:p>lap 5</text:p>
          </table:table-cell>
          <table:table-cell table:style-name="ce1" office:value-type="string" calcext:value-type="string">
            <text:p>15:36:30.408</text:p>
          </table:table-cell>
          <table:table-cell table:style-name="Default" office:value-type="string" calcext:value-type="string">
            <text:p>-------------------------------------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055" meta:object-count="0"/>
    <meta:generator>LibreOffice/4.2.8.2$Linux_X86_64 LibreOffice_project/420m0$Build-2</meta:generator>
  </office:meta>
</office:document-meta>
</file>